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8.55pt"/>
    </style:style>
    <style:style style:name="co2" style:family="table-column">
      <style:table-column-properties fo:break-before="auto" style:column-width="29.31pt"/>
    </style:style>
    <style:style style:name="co3" style:family="table-column">
      <style:table-column-properties fo:break-before="auto" style:column-width="112.14pt"/>
    </style:style>
    <style:style style:name="co4" style:family="table-column">
      <style:table-column-properties fo:break-before="auto" style:column-width="32.4pt"/>
    </style:style>
    <style:style style:name="co5" style:family="table-column">
      <style:table-column-properties fo:break-before="auto" style:column-width="111.15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usbcharg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number-columns-repeated="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kliment/designs/workshoptoolset/usbcharger/usbcharger.s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i 03 Jul 2019 10:39:50 C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2-f72e74a~84~ubuntu18.04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pn</text:p>
          </table:table-cell>
          <table:table-cell office:value-type="string" calcext:value-type="string">
            <text:p>c/ea</text:p>
          </table:table-cell>
          <table:table-cell office:value-type="string" calcext:value-type="string">
            <text:p>c/board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vail</text:p>
          </table:table-cell>
          <table:table-cell office:value-type="string" calcext:value-type="string">
            <text:p>url</text:p>
          </table:table-cell>
        </table:table-row>
        <table:table-row table:style-name="ro2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KRX7R9BB56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7029</text:p>
          </table:table-cell>
          <table:table-cell office:value-type="float" office:value="0.001" calcext:value-type="float">
            <text:p>0.001</text:p>
          </table:table-cell>
          <table:table-cell table:formula="of:=[.K7]*[.B7]" office:value-type="float" office:value="0.001" calcext:value-type="float">
            <text:p>0.001</text:p>
          </table:table-cell>
          <table:table-cell/>
          <table:table-cell office:value-type="float" office:value="38800" calcext:value-type="float">
            <text:p>38800</text:p>
          </table:table-cell>
          <table:table-cell office:value-type="string" calcext:value-type="string">
            <text:p><text:a xlink:href="https://lcsc.com/product-detail/Multilayer-Ceramic-Capacitors-MLCC-SMD-SMT_560pF-561-10-50V_C107029.html" xlink:type="simple">https://lcsc.com/product-detail/Multilayer-Ceramic-Capacitors-MLCC-SMD-SMT_560pF-561-10-50V_C107029.html</text:a></text:p>
          </table:table-cell>
        </table:table-row>
        <table:table-row table:style-name="ro2">
          <table:table-cell office:value-type="string" calcext:value-type="string">
            <text:p>C3, C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Guangdong Fenhua</text:p>
          </table:table-cell>
          <table:table-cell office:value-type="string" calcext:value-type="string">
            <text:p>0402F104M500N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581</text:p>
          </table:table-cell>
          <table:table-cell office:value-type="float" office:value="0.0046" calcext:value-type="float">
            <text:p>0.0046</text:p>
          </table:table-cell>
          <table:table-cell table:formula="of:=[.K8]*[.B8]" office:value-type="float" office:value="0.0092" calcext:value-type="float">
            <text:p>0.0092</text:p>
          </table:table-cell>
          <table:table-cell/>
          <table:table-cell office:value-type="float" office:value="2000000" calcext:value-type="float">
            <text:p>2000000</text:p>
          </table:table-cell>
          <table:table-cell office:value-type="string" calcext:value-type="string">
            <text:p><text:a xlink:href="https://lcsc.com/product-detail/Multilayer-Ceramic-Capacitors-MLCC-SMD-SMT_100nF-104-20-50V_C1581.html" xlink:type="simple">https://lcsc.com/product-detail/Multilayer-Ceramic-Capacitors-MLCC-SMD-SMT_100nF-104-20-50V_C1581.html</text:a></text:p>
          </table:table-cell>
        </table:table-row>
        <table:table-row table:style-name="ro2">
          <table:table-cell office:value-type="string" calcext:value-type="string">
            <text:p>C4, C5, C7, C8, C10, C11, C12, C13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Guangdong Fenhua</text:p>
          </table:table-cell>
          <table:table-cell office:value-type="string" calcext:value-type="string">
            <text:p>1206X476M160N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2351</text:p>
          </table:table-cell>
          <table:table-cell office:value-type="float" office:value="0.0848" calcext:value-type="float">
            <text:p>0.0848</text:p>
          </table:table-cell>
          <table:table-cell table:formula="of:=[.K9]*[.B9]" office:value-type="float" office:value="0.6784" calcext:value-type="float">
            <text:p>0.6784</text:p>
          </table:table-cell>
          <table:table-cell/>
          <table:table-cell office:value-type="float" office:value="168750" calcext:value-type="float">
            <text:p>168750</text:p>
          </table:table-cell>
          <table:table-cell office:value-type="string" calcext:value-type="string">
            <text:p><text:a xlink:href="https://lcsc.com/product-detail/Multilayer-Ceramic-Capacitors-MLCC-SMD-SMT_47uF-476-20-16V_C172351.html" xlink:type="simple">https://lcsc.com/product-detail/Multilayer-Ceramic-Capacitors-MLCC-SMD-SMT_47uF-476-20-16V_C172351.html</text:a></text:p>
          </table:table-cell>
        </table:table-row>
        <table:table-row table:style-name="ro2">
          <table:table-cell office:value-type="string" calcext:value-type="string">
            <text:p>C6, C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31A226KAHNNN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2891</text:p>
          </table:table-cell>
          <table:table-cell office:value-type="float" office:value="0.0896" calcext:value-type="float">
            <text:p>0.0896</text:p>
          </table:table-cell>
          <table:table-cell table:formula="of:=[.K10]*[.B10]" office:value-type="float" office:value="0.1792" calcext:value-type="float">
            <text:p>0.1792</text:p>
          </table:table-cell>
          <table:table-cell/>
          <table:table-cell office:value-type="float" office:value="127240" calcext:value-type="float">
            <text:p>127240</text:p>
          </table:table-cell>
          <table:table-cell office:value-type="string" calcext:value-type="string">
            <text:p><text:a xlink:href="https://lcsc.com/product-detail/Multilayer-Ceramic-Capacitors-MLCC-SMD-SMT_SAMSUNG_CL31A226KAHNNNE_22uF-226-10-25V_C12891.html" xlink:type="simple">https://lcsc.com/product-detail/Multilayer-Ceramic-Capacitors-MLCC-SMD-SMT_SAMSUNG_CL31A226KAHNNNE_22uF-226-10-25V_C12891.html</text:a></text:p>
          </table:table-cell>
        </table:table-row>
        <table:table-row table:style-name="ro2">
          <table:table-cell office:value-type="string" calcext:value-type="string">
            <text:p>C14, C1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Guangdong Fenhua</text:p>
          </table:table-cell>
          <table:table-cell office:value-type="string" calcext:value-type="string">
            <text:p>1210B106K500N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16808</text:p>
          </table:table-cell>
          <table:table-cell office:value-type="float" office:value="0.1652" calcext:value-type="float">
            <text:p>0.1652</text:p>
          </table:table-cell>
          <table:table-cell table:formula="of:=[.K11]*[.B11]" office:value-type="float" office:value="0.3304" calcext:value-type="float">
            <text:p>0.3304</text:p>
          </table:table-cell>
          <table:table-cell/>
          <table:table-cell office:value-type="float" office:value="21555" calcext:value-type="float">
            <text:p>21555</text:p>
          </table:table-cell>
          <table:table-cell office:value-type="string" calcext:value-type="string">
            <text:p><text:a xlink:href="https://lcsc.com/product-detail/Multilayer-Ceramic-Capacitors-MLCC-SMD-SMT_10uF-106-10-50V_C116808.html" xlink:type="simple">https://lcsc.com/product-detail/Multilayer-Ceramic-Capacitors-MLCC-SMD-SMT_10uF-106-10-50V_C116808.html</text:a></text:p>
          </table:table-cell>
        </table:table-row>
        <table:table-row table:style-name="ro2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(MDD) Jiangsu Yutai Elec</text:p>
          </table:table-cell>
          <table:table-cell office:value-type="string" calcext:value-type="string">
            <text:p>SS5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452</text:p>
          </table:table-cell>
          <table:table-cell office:value-type="float" office:value="0.0372" calcext:value-type="float">
            <text:p>0.0372</text:p>
          </table:table-cell>
          <table:table-cell table:formula="of:=[.K12]*[.B12]" office:value-type="float" office:value="0.0372" calcext:value-type="float">
            <text:p>0.0372</text:p>
          </table:table-cell>
          <table:table-cell/>
          <table:table-cell office:value-type="float" office:value="169770" calcext:value-type="float">
            <text:p>169770</text:p>
          </table:table-cell>
          <table:table-cell office:value-type="string" calcext:value-type="string">
            <text:p><text:a xlink:href="https://lcsc.com/product-detail/Schottky-Barrier-Diodes-SBD_Jiangsu-Yutai-Elec-SS54_C22452.html" xlink:type="simple">https://lcsc.com/product-detail/Schottky-Barrier-Diodes-SBD_Jiangsu-Yutai-Elec-SS54_C22452.html</text:a></text:p>
          </table:table-cell>
        </table:table-row>
        <table:table-row table:style-name="ro2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rew_Terminal_01x02</text:p>
          </table:table-cell>
          <table:table-cell office:value-type="string" calcext:value-type="string">
            <text:p>TerminalBlock_Phoenix:TerminalBlock_Phoenix_MKDS-1,5-2-5.08_1x02_P5.08mm_Horizontal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 office:value-type="string" calcext:value-type="string">
            <text:p>DIBO</text:p>
          </table:table-cell>
          <table:table-cell office:value-type="string" calcext:value-type="string">
            <text:p>DB301V-5.0-2P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95882</text:p>
          </table:table-cell>
          <table:table-cell office:value-type="float" office:value="0.0611" calcext:value-type="float">
            <text:p>0.0611</text:p>
          </table:table-cell>
          <table:table-cell table:formula="of:=[.K13]*[.B13]" office:value-type="float" office:value="0.0611" calcext:value-type="float">
            <text:p>0.0611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string" calcext:value-type="string">
            <text:p><text:a xlink:href="https://lcsc.com/product-detail/Screw-terminal_DIBO-DB301V-5-0-2P_C395882.html" xlink:type="simple">https://lcsc.com/product-detail/Screw-terminal_DIBO-DB301V-5-0-2P_C395882.html</text:a></text:p>
          </table:table-cell>
        </table:table-row>
        <table:table-row table:style-name="ro2">
          <table:table-cell office:value-type="string" calcext:value-type="string">
            <text:p>J2, J3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USB_DUAL_A</text:p>
          </table:table-cell>
          <table:table-cell office:value-type="string" calcext:value-type="string">
            <text:p>Connector_USB:USB_A_Wuerth_61400826021_Horizontal_Stacked</text:p>
          </table:table-cell>
          <table:table-cell office:value-type="string" calcext:value-type="string">
            <text:p>USB Type A connecto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341</text:p>
          </table:table-cell>
          <table:table-cell office:value-type="float" office:value="0.0884" calcext:value-type="float">
            <text:p>0.0884</text:p>
          </table:table-cell>
          <table:table-cell table:formula="of:=[.K14]*[.B14]" office:value-type="float" office:value="0.1768" calcext:value-type="float">
            <text:p>0.1768</text:p>
          </table:table-cell>
          <table:table-cell/>
          <table:table-cell office:value-type="float" office:value="3690" calcext:value-type="float">
            <text:p>3690</text:p>
          </table:table-cell>
          <table:table-cell office:value-type="string" calcext:value-type="string">
            <text:p><text:a xlink:href="https://lcsc.com/product-detail/USB-Connectors_Jing-Extension-of-the-Electronic-Co-LCSC-USB-A-F-Double-layer-DIP-900-Iron-shell-white-Not-high-temperature_C2341.html" xlink:type="simple">https://lcsc.com/product-detail/USB-Connectors_Jing-Extension-of-the-Electronic-Co-LCSC-USB-A-F-Double-layer-DIP-900-Iron-shell-white-Not-high-temperature_C2341.html</text:a></text:p>
          </table:table-cell>
        </table:table-row>
        <table:table-row table:style-name="ro2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u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7.3x7.3_H3.5</text:p>
          </table:table-cell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FXL0630-6R8-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67221</text:p>
          </table:table-cell>
          <table:table-cell office:value-type="float" office:value="0.0982" calcext:value-type="float">
            <text:p>0.0982</text:p>
          </table:table-cell>
          <table:table-cell table:formula="of:=[.K15]*[.B15]" office:value-type="float" office:value="0.0982" calcext:value-type="float">
            <text:p>0.0982</text:p>
          </table:table-cell>
          <table:table-cell/>
          <table:table-cell office:value-type="float" office:value="5915" calcext:value-type="float">
            <text:p>5915</text:p>
          </table:table-cell>
          <table:table-cell office:value-type="string" calcext:value-type="string">
            <text:p><text:a xlink:href="https://lcsc.com/product-detail/Power-Inductors_Changjiang-Microelectronics-Tech-FXL0630-6R8-M_C167221.html" xlink:type="simple">https://lcsc.com/product-detail/Power-Inductors_Changjiang-Microelectronics-Tech-FXL0630-6R8-M_C167221.html</text:a></text:p>
          </table:table-cell>
        </table:table-row>
        <table:table-row table:style-name="ro2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1.8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402FR-0721R5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6349</text:p>
          </table:table-cell>
          <table:table-cell office:value-type="float" office:value="0.0027" calcext:value-type="float">
            <text:p>0.0027</text:p>
          </table:table-cell>
          <table:table-cell table:formula="of:=[.K16]*[.B16]" office:value-type="float" office:value="0.0027" calcext:value-type="float">
            <text:p>0.0027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a xlink:href="https://lcsc.com/product-detail/Others_YAGEO-AC0402FR-0721R5L_C226349.html" xlink:type="simple">https://lcsc.com/product-detail/Others_YAGEO-AC0402FR-0721R5L_C226349.html</text:a></text:p>
          </table:table-cell>
        </table:table-row>
        <table:table-row table:style-name="ro2">
          <table:table-cell office:value-type="string" calcext:value-type="string">
            <text:p>R2, R5,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46.6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Walsin Tech Corp</text:p>
          </table:table-cell>
          <table:table-cell office:value-type="string" calcext:value-type="string">
            <text:p>WR04X46R4FT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34703</text:p>
          </table:table-cell>
          <table:table-cell office:value-type="float" office:value="0.001" calcext:value-type="float">
            <text:p>0.001</text:p>
          </table:table-cell>
          <table:table-cell table:formula="of:=[.K17]*[.B17]" office:value-type="float" office:value="0.002" calcext:value-type="float">
            <text:p>0.002</text:p>
          </table:table-cell>
          <table:table-cell/>
          <table:table-cell office:value-type="float" office:value="29500" calcext:value-type="float">
            <text:p>29500</text:p>
          </table:table-cell>
          <table:table-cell office:value-type="string" calcext:value-type="string">
            <text:p><text:a xlink:href="https://lcsc.com/product-detail/Others_Huaxin-S-T-WR04X46R4FTL_C334703.html" xlink:type="simple">https://lcsc.com/product-detail/Others_Huaxin-S-T-WR04X46R4FTL_C334703.html</text:a></text:p>
          </table:table-cell>
        </table:table-row>
        <table:table-row table:style-name="ro2">
          <table:table-cell office:value-type="string" calcext:value-type="string">
            <text:p>R3, R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0402WGF1002TC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744</text:p>
          </table:table-cell>
          <table:table-cell office:value-type="float" office:value="0.0006" calcext:value-type="float">
            <text:p>0.0006</text:p>
          </table:table-cell>
          <table:table-cell table:formula="of:=[.K18]*[.B18]" office:value-type="float" office:value="0.0012" calcext:value-type="float">
            <text:p>0.0012</text:p>
          </table:table-cell>
          <table:table-cell/>
          <table:table-cell office:value-type="float" office:value="4000000" calcext:value-type="float">
            <text:p>4000000</text:p>
          </table:table-cell>
          <table:table-cell office:value-type="string" calcext:value-type="string">
            <text:p><text:a xlink:href="https://lcsc.com/product-detail/Chip-Resistor-Surface-Mount_Uniroyal-Elec-0402WGF1002TCE_C25744.html" xlink:type="simple">https://lcsc.com/product-detail/Chip-Resistor-Surface-Mount_Uniroyal-Elec-0402WGF1002TCE_C25744.html</text:a></text:p>
          </table:table-cell>
        </table:table-row>
        <table:table-row table:style-name="ro2">
          <table:table-cell office:value-type="string" calcext:value-type="string">
            <text:p>R4,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52.3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402FR-0752R3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7131</text:p>
          </table:table-cell>
          <table:table-cell office:value-type="float" office:value="0.0027" calcext:value-type="float">
            <text:p>0.0027</text:p>
          </table:table-cell>
          <table:table-cell table:formula="of:=[.K19]*[.B19]" office:value-type="float" office:value="0.0027" calcext:value-type="float">
            <text:p>0.0027</text:p>
          </table:table-cell>
          <table:table-cell/>
          <table:table-cell office:value-type="float" office:value="17200" calcext:value-type="float">
            <text:p>17200</text:p>
          </table:table-cell>
          <table:table-cell office:value-type="string" calcext:value-type="string">
            <text:p><text:a xlink:href="https://lcsc.com/product-detail/Others_YAGEO-AC0402FR-0752R3L_C227131.html" xlink:type="simple">https://lcsc.com/product-detail/Others_YAGEO-AC0402FR-0752R3L_C227131.html</text:a></text:p>
          </table:table-cell>
        </table:table-row>
        <table:table-row table:style-name="ro2">
          <table:table-cell office:value-type="string" calcext:value-type="string">
            <text:p>R8, R7,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3.4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ALEC</text:p>
          </table:table-cell>
          <table:table-cell office:value-type="string" calcext:value-type="string">
            <text:p>RTT023R40FTH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66463</text:p>
          </table:table-cell>
          <table:table-cell office:value-type="float" office:value="0.0028" calcext:value-type="float">
            <text:p>0.0028</text:p>
          </table:table-cell>
          <table:table-cell table:formula="of:=[.K20]*[.B20]" office:value-type="float" office:value="0.0056" calcext:value-type="float">
            <text:p>0.0056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string" calcext:value-type="string">
            <text:p><text:a xlink:href="https://lcsc.com/product-detail/Chip-Resistor-Surface-Mount_RALEC-RTT023R40FTH_C166463.html" xlink:type="simple">https://lcsc.com/product-detail/Chip-Resistor-Surface-Mount_RALEC-RTT023R40FTH_C166463.html</text:a></text:p>
          </table:table-cell>
        </table:table-row>
        <table:table-row table:style-name="ro2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OZ1284PI</text:p>
          </table:table-cell>
          <table:table-cell office:value-type="string" calcext:value-type="string">
            <text:p>Package_SO:Infineon_PG-DSO-8-43</text:p>
          </table:table-cell>
          <table:table-cell table:number-columns-repeated="2"/>
          <table:table-cell office:value-type="string" calcext:value-type="string">
            <text:p>AOZ1284PI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8060</text:p>
          </table:table-cell>
          <table:table-cell office:value-type="float" office:value="0.4515" calcext:value-type="float">
            <text:p>0.4515</text:p>
          </table:table-cell>
          <table:table-cell table:formula="of:=[.K21]*[.B21]" office:value-type="float" office:value="0.4515" calcext:value-type="float">
            <text:p>0.4515</text:p>
          </table:table-cell>
          <table:table-cell/>
          <table:table-cell office:value-type="float" office:value="9351" calcext:value-type="float">
            <text:p>9351</text:p>
          </table:table-cell>
          <table:table-cell office:value-type="string" calcext:value-type="string">
            <text:p><text:a xlink:href="https://lcsc.com/product-detail/DC-DC-Converters_AOS_AOZ1284PI_AOZ1284PI_C48060.html" xlink:type="simple">https://lcsc.com/product-detail/DC-DC-Converters_AOS_AOZ1284PI_AOZ1284PI_C48060.html</text:a></text:p>
          </table:table-cell>
        </table:table-row>
        <table:table-row table:style-name="ro2">
          <table:table-cell office:value-type="string" calcext:value-type="string">
            <text:p>U3, U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6280AAC</text:p>
          </table:table-cell>
          <table:table-cell office:value-type="string" calcext:value-type="string">
            <text:p>AAT4610BIGV-1-T1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Current Limited Load Switch, SOT-23-5</text:p>
          </table:table-cell>
          <table:table-cell office:value-type="string" calcext:value-type="string">
            <text:p>Silergy</text:p>
          </table:table-cell>
          <table:table-cell office:value-type="string" calcext:value-type="string">
            <text:p>SY6280AA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5136</text:p>
          </table:table-cell>
          <table:table-cell office:value-type="float" office:value="0.1119" calcext:value-type="float">
            <text:p>0.1119</text:p>
          </table:table-cell>
          <table:table-cell table:formula="of:=[.K22]*[.B22]" office:value-type="float" office:value="0.2238" calcext:value-type="float">
            <text:p>0.2238</text:p>
          </table:table-cell>
          <table:table-cell/>
          <table:table-cell office:value-type="float" office:value="32640" calcext:value-type="float">
            <text:p>32640</text:p>
          </table:table-cell>
          <table:table-cell office:value-type="string" calcext:value-type="string">
            <text:p><text:a xlink:href="https://lcsc.com/product-detail/PMIC-Power-Distribution-Switches_Silergy_SY6280AAC_SY6280AAC_C55136.html" xlink:type="simple">https://lcsc.com/product-detail/PMIC-Power-Distribution-Switches_Silergy_SY6280AAC_SY6280AAC_C55136.html</text:a></text:p>
          </table:table-cell>
        </table:table-row>
        <table:table-row table:style-name="ro1">
          <table:table-cell table:number-columns-repeated="11"/>
          <table:table-cell table:formula="of:=SUM([.L7:.L22])" office:value-type="float" office:value="2.261" calcext:value-type="float">
            <text:p>2.26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4">00/00/0000</text:date>, <text:time style:data-style-name="N2" text:time-value="16:21:14.108597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4T09:59:02.543559875</dc:date>
    <meta:editing-duration>P5DT13H35M56S</meta:editing-duration>
    <meta:editing-cycles>4</meta:editing-cycles>
    <meta:generator>LibreOffice/6.0.7.3$Linux_X86_64 LibreOffice_project/00m0$Build-3</meta:generator>
    <meta:document-statistic meta:table-count="1" meta:cell-count="246" meta:object-count="0"/>
  </office:meta>
</office:document-meta>
</file>